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29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Sobre monos y pingüino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2.1</text:user-defined></text:p>
          </table:table-cell>
          <table:table-cell table:style-name="Versiones.B2" office:value-type="string">
            <text:p text:style-name="P10">Terminado de traducir el noveno párrafo.</text:p>
          </table:table-cell>
        </table:table-row>
        <table:table-row>
          <table:table-cell table:style-name="Versiones.A3" office:value-type="string">
            <text:p text:style-name="P9">2.0</text:p>
          </table:table-cell>
          <table:table-cell table:style-name="Versiones.B2" office:value-type="string">
            <text:p text:style-name="P10">Empezando a traducir el noveno párrafo.</text:p>
          </table:table-cell>
        </table:table-row>
        <table:table-row>
          <table:table-cell table:style-name="Versiones.A2" office:value-type="string">
            <text:p text:style-name="P8">1.9</text:p>
          </table:table-cell>
          <table:table-cell table:style-name="Versiones.B2" office:value-type="string">
            <text:p text:style-name="P10">Empezando a traducir el octavo párraf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7">1. Traducción del texto<text:tab/>3</text:p>
          <text:p text:style-name="P18">1.1 Primer y segundo párrafo (corregidos los días 1-X-07 y 2-X-07)<text:tab/>3</text:p>
          <text:p text:style-name="P18">1.2 Tercer y cuarto párrafo (corregido el día 2-X-07)<text:tab/>3</text:p>
          <text:p text:style-name="P18">1.3 Quinto párrafo (corregido el día 2-X-07)<text:tab/>4</text:p>
          <text:p text:style-name="P18">1.4 Sexto párrafo (corregido el día 8-X-07)<text:tab/>4</text:p>
          <text:p text:style-name="P18">1.5 Sexto párrafo (corregido el día 8-X-07)<text:tab/>4</text:p>
          <text:p text:style-name="P18">1.6 Séptimo párrafo (corregido el día 8-X-07)<text:tab/>4</text:p>
          <text:p text:style-name="P18">1.7 Octavo párrafo (sin corregir)<text:tab/>5</text:p>
          <text:p text:style-name="P18">1.8 Noveno párrafo (sin corregir)<text:tab/>5</text:p>
          <text:p text:style-name="P17">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y segundo párrafo (corregidos los días 1-X-07 y 2-X-07)</text:h>
        <text:p text:style-name="P5">SCO, para quien nunca haya oído hablar de dicha compañía, se pronuncia “SCO” como en Scopes. En realidad el caso SCO de 2003 se va pareciendo cada vez más al famoso “juicio del mono” que tuvo lugar en Scopes de 1925, en el cual se enfrentaron fundamentalistas religiosos contra progresistas que querían que se enseñara la teoría evolutiva de Darwin además del creacionismo bíblico en las clases escolares norteamericanas. El caso SCO juega el mismo rol en la guerra de culturas que en la actualidad afecta a la industria del software. Por un lado tenemos a la gente trajeada que hacen de fundamentalistas, que apuestan por el cierre y la privacidad de los sistemas informáticos. Enfrentándose a ellos se encuentran los evolucionistas de nuestros días, los “melenudos” que apuestan por la colaboración y el código abierto como es Linux, un sistema operativo que cualquiera puede descargarse y personalizar sin pagar. Un mono era le símbolo del juicio de 1925, mientras que en el caso de la marca registrada de Linux de 2003 es un divertido pingüino.</text:p>
        <text:p text:style-name="P5">El líder de los fundamentalistas era Darl McBride, quien fue contratado como presidente de SCO hace un año. SCO entonces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se los compró a Novell y esta a su vez a AT&amp;T. El señor McBride, como varios directores de Caldera, había trabajado en Novell y era un devoto mormón, por lo que parecía ser el candidato idóneo para rescatar a la empresa</text:p>
        <text:p text:style-name="P5"/>
        <text:h text:style-name="P14" text:outline-level="2">1.2 Tercer y cuarto párrafo (corregido el día 2-X-07)</text:h>
        <text:p text:style-name="P5">Pronto comenzó a pensar en “cómo aprovechar nuestros activos”. Por ejemplo, los derechos que tenía Caldera sobre UNIX. Así como los monos y los humanos comparten los ancestros supuestamente, algunos sistemas operativos proceden de UNIX, incluido Linux. Tal y como él suponía, el señor McBride dijo que él encontró enseguida violaciones numerosas y extensas contra la propiedad intelectual de Caldera sobre el código de Linux. A un nivel más general (y lo que es más sorprendente al ser distribuidor de Linux), él encontró que toda la tendencia de software libre era marcadamente “comunista”, y añadió: “en economía no hay nada gratis”.</text:p>
        <text:p text:style-name="P5">Así que el señor McBride se preparó para la guerra, cambió el nombre de Caldera por SCO (las iniciales de Santa Cruz Operations, un nombre más claro), y contrató a David Boies, un abogado que había adquirido una reputación internacional por representar al gobierno de estados unidos contra Microsoft, y luego a Al Gore en el problema de las tarjetas perforadas de las elecciones presidenciales de Florida en el año 2000. Después atacó. En marzo, él demandó a IBM, una gran partidaria de Linux, por daños de 1000 millones de dólares, después ascendió dicha cifra a 3000 millones de dólares. En junio, abrió un nuevo frente por latrocinio a 1500 compañías que usaban Linux. En julio, anunció que el precio de una licencia debería ser de 699 dólares por servidor.</text:p>
        <text:p text:style-name="P5"/>
        <text:h text:style-name="P14" text:outline-level="2"><text:soft-page-break/>1.3 Quinto párrafo (corregido el día 2-X-07)</text:h>
        <text:p text:style-name="P5">Al principio, se rumoreaba en la industria que la estrategia del señor McBride era sencillamente hacer que IBM arreglara al final la situación económica de SCO comprándola, y además había precedentes. Antes de que McBride llegara a la empresa, una vez un director de Caldera había demandado a Microsoft y obtuvo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de Utah). La batalla de Linux, de cualquier manera, “no es nada sobre demandas sino de hacer lo correcto” comentaba el señor McBride.</text:p>
        <text:p text:style-name="P5"/>
        <text:h text:style-name="P14" text:outline-level="2">1.4 Sexto párrafo (corregido el día 8-X-07)</text:h>
        <text:p text:style-name="P5">Sea como fuere, IBM no sólo no mostraba ninguna inclinación a comprar SCO sin que en agosto, IBM le demando a su vez, acusándole de haber violado la licencia de código abierto que rige Linux (que SCO, después de todo, ha estado distribuyendo) y haber infrigido cuatro de las patentes de UNIX, propiedad de IBM. Mientras tanto, SCO había conseguido que todo el mundo le odie. Con ironía, el jefe de Novell, alma mater del señor McBride, le escribió una carta en la que alegaba a SCO sobre lo que tenía o le pertenecía y le pedía a SCO que finalizara con la imprecisión de sus acusaciones. SUSE, el mayor distribuidor de Europa de Linux, llevó a SCO al tribunal de Alemania. Lo mismo hizo Red Hat, el distribuidor más grande del mundo, en Estados Unidos en agosto.</text:p>
        <text:p text:style-name="P5"/>
        <text:h text:style-name="P14" text:outline-level="2">1.5 Sexto párrafo (corregido el día 8-X-07)</text:h>
        <text:p text:style-name="P5">Lo que más molesta a los partidarios del código abierto es la negación de SCO a revelar que líneas de código consideraba problemáticas. “Aquí están estas personas que nos llama piratas pero luego rehúsan de decirnos dónde y cómo”, dijo Bruce Perens uno de los evangelistas del código abierto. Después de todo, él comentaba, arreglar la situación era una “tarea fácil” ya que tan sólo sería necesario que la “comunidad” de Linux - una gran cantidad de hackers por hobby – simplemente se pusiera a arreglar el código en sólo unas horas o unos pocos días.</text:p>
        <text:p text:style-name="P5"/>
        <text:h text:style-name="P14" text:outline-level="2">1.6 Séptimo párrafo (corregido el día 8-X-07)</text:h>
        <text:p text:style-name="P5">Mr McBride argumentaba que no podía revelar el códgo que SCO reclama con todo detalle sería como abrir el código – lo que para él sería rendirse al capitalismo. Él mostrará el código, añade, a cualquiera que firmara un acuerdo de confidencialidad – pero ¿de qué le serviría a un hacker si luego no podía compartirlo? El 18 de agosto, McBride parecía que cedía un poco ya que mostró unas transparencias con el código parcialmente encriptado en una conferencia en Las Vegas. Alguien hizo una foto y se las enseñó a Mr Perens, quien descubrió que dichas líneas habían sido publicadas a lo largo de los años con una sencilla búsqueda en Google se las encontraría. Legalmente, que no podía ser divulgada.</text:p>
        <text:p text:style-name="P5"/>
        <text:h text:style-name="P14" text:outline-level="2"><text:soft-page-break/>1.7 Octavo párrafo (sin corregir)</text:h>
        <text:p text:style-name="P5">Lucha por la cultura libre de fanatismos religiosos</text:p>
        <text:p text:style-name="P5">Pero el impacto de la foto sí es importante, sin embargo. SCO ha causado tal incertidumbre que las consultoras tecnológicas, tales como Gartner y el grupo Yankee, están aconsejando a sus clientes que esperen y vean que pasa antes de adoptar Linux. Esto satisface ciertamente al resto del sector fundamentalista, sobre todo a Microsoft, cuyo sistema operativo propietario Windows es el más fiero rival de Linux. Esto no ha pasado inadvertido por Microsoft que es una de las pocas compañías que en ese momento estaba pagando a SCO por una licencia Linux, incluso aunque para Microsoft no haya tenido ningún uso. Microsoft y SCO negaban sin ningún resultado que no actuaban de forma conjunta, pero la mayoría de partidarios del software abierto asumen que el malvado demonio de Redmond está contratando a un mercenario.</text:p>
        <text:p text:style-name="P5"/>
        <text:h text:style-name="P14" text:outline-level="2">1.8 Noveno párrafo (sin corregir)</text:h>
        <text:p text:style-name="P5">Como resultado los dos bandos están cavando en sus trincheras. “Nosotros nos mantendremos firmes, y ellos no abandonan, así que nosotros tendremos un gran problema”, dice Mr McBride. Como los fundamentalistas de 1925, él puede acabar siendo un hecho irrelevante en la historia o puede detener la evolución de Linux. Todavía, es muy pronto para decirlo.</text:p>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Su manera de distribuir Linux no era adecuada.</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Él era la persona perfecta para poder salvar la compañía.</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 es la partida del activo (bajo el punto de vista económico), por ello esta frase significará “cómo rentabilizar nuestros activos”.</text:p>
            </table:table-cell>
          </table:table-row>
          <table:table-row>
            <table:table-cell table:style-name="Traducciones_5f_Complicadas.A2" office:value-type="string">
              <text:p text:style-name="Table_20_Contents">21</text:p>
            </table:table-cell>
            <table:table-cell table:style-name="Traducciones_5f_Complicadas.A2" office:value-type="string">
              <text:p text:style-name="Table_20_Contents">Sure enough</text:p>
            </table:table-cell>
            <table:table-cell table:style-name="Traducciones_5f_Complicadas.C2" office:value-type="string">
              <text:p text:style-name="Table_20_Contents">Como se esperaba o se suponía.</text:p>
            </table:table-cell>
          </table:table-row>
          <table:table-row>
            <table:table-cell table:style-name="Traducciones_5f_Complicadas.A2" office:value-type="string">
              <text:p text:style-name="Table_20_Contents">24</text:p>
            </table:table-cell>
            <table:table-cell table:style-name="Traducciones_5f_Complicadas.A2" office:value-type="string">
              <text:p text:style-name="Table_20_Contents">“We don't get the whole free-lunch thing”</text:p>
            </table:table-cell>
            <table:table-cell table:style-name="Traducciones_5f_Complicadas.C2" office:value-type="string">
              <text:p text:style-name="Table_20_Contents">No hay nada gratis (es una frase hecha popular sacada de un libro, CFR <text:a xlink:type="simple" xlink:href="http://en.wikipedia.org/wiki/TANSTAAFL">http://en.wikipedia.org/wiki/TANSTAAFL</text:a>).</text:p>
            </table:table-cell>
          </table:table-row>
          <table:table-row>
            <table:table-cell table:style-name="Traducciones_5f_Complicadas.A2" office:value-type="string">
              <text:p text:style-name="Table_20_Contents">26</text:p>
            </table:table-cell>
            <table:table-cell table:style-name="Traducciones_5f_Complicadas.A2" office:value-type="string">
              <text:p text:style-name="Table_20_Contents">less obscure</text:p>
            </table:table-cell>
            <table:table-cell table:style-name="Traducciones_5f_Complicadas.C2" office:value-type="string">
              <text:p text:style-name="Table_20_Contents">Como menos oscuro no queda muy claro en español, lo traduciremos como más claro.</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Al Gore in the hanging-chads <text:soft-page-break/>episode in Florida in 2000</text:p>
            </table:table-cell>
            <table:table-cell table:style-name="Traducciones_5f_Complicadas.C2" office:value-type="string">
              <text:p text:style-name="Table_20_Contents">Se refiere al debate de las tarjetas perforadas de votación de las elecciones presidenciales de 2000 (CFR <text:soft-page-break/><text:a xlink:type="simple" xlink:href="http://en.wikipedia.org/wiki/Chad_%28paper%29">http://en.wikipedia.org/wiki/Chad_%28paper%29</text:a>).</text:p>
              <text:p text:style-name="Table_20_Contents"/>
            </table:table-cell>
          </table:table-row>
          <table:table-row>
            <table:table-cell table:style-name="Traducciones_5f_Complicadas.A2" office:value-type="string">
              <text:p text:style-name="Table_20_Contents">32</text:p>
            </table:table-cell>
            <table:table-cell table:style-name="Traducciones_5f_Complicadas.A2" office:value-type="string">
              <text:p text:style-name="Table_20_Contents">gossip</text:p>
            </table:table-cell>
            <table:table-cell table:style-name="Traducciones_5f_Complicadas.C2" office:value-type="string">
              <text:p text:style-name="Table_20_Contents">Aunque lo más intuitivo nos movería a traducirlo por cotilleo, debido al público objetivo del texto lo traduciremos por rumor.</text:p>
            </table:table-cell>
          </table:table-row>
          <table:table-row>
            <table:table-cell table:style-name="Traducciones_5f_Complicadas.A2" office:value-type="string">
              <text:p text:style-name="Table_20_Contents">34</text:p>
            </table:table-cell>
            <table:table-cell table:style-name="Traducciones_5f_Complicadas.A2" office:value-type="string">
              <text:p text:style-name="Table_20_Contents">Caldera's owners once profitably sued Microsoft.</text:p>
            </table:table-cell>
            <table:table-cell table:style-name="Traducciones_5f_Complicadas.C2" office:value-type="string">
              <text:p text:style-name="Table_20_Contents">Aquí se refiere a que la demanda hizo que se consiguieran beneficios económicos.</text:p>
            </table:table-cell>
          </table:table-row>
          <table:table-row>
            <table:table-cell table:style-name="Traducciones_5f_Complicadas.A2" office:value-type="string">
              <text:p text:style-name="Table_20_Contents">37</text:p>
            </table:table-cell>
            <table:table-cell table:style-name="Traducciones_5f_Complicadas.A2" office:value-type="string">
              <text:p text:style-name="Table_20_Contents">“is not about suing but about doing the right thing”</text:p>
            </table:table-cell>
            <table:table-cell table:style-name="Traducciones_5f_Complicadas.C2" office:value-type="string">
              <text:p text:style-name="Table_20_Contents">“no es nada sobre demandas sino de hacer lo correcto”</text:p>
            </table:table-cell>
          </table:table-row>
          <table:table-row>
            <table:table-cell table:style-name="Traducciones_5f_Complicadas.A2" office:value-type="string">
              <text:p text:style-name="Table_20_Contents">39</text:p>
            </table:table-cell>
            <table:table-cell table:style-name="Traducciones_5f_Complicadas.A2" office:value-type="string">
              <text:p text:style-name="Table_20_Contents">“Be that as it may, IBM shows absolutely no inclination to buy SCO. Instead, in August, IBM sued right back...”</text:p>
            </table:table-cell>
            <table:table-cell table:style-name="Traducciones_5f_Complicadas.C2" office:value-type="string">
              <text:p text:style-name="Table_20_Contents">Tal como fuere, IBM no sólo no mostraba ninguna intención de comprar SCO, sino que, en agosto le demando a su vez, acusándole...</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infringed four of IBM's own UNIX patents”</text:p>
            </table:table-cell>
            <table:table-cell table:style-name="Traducciones_5f_Complicadas.C2" office:value-type="string">
              <text:p text:style-name="Table_20_Contents">de infringir cuatro de las patentes UNIX, propiedad de IBM.</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SCO has become widely hated”</text:p>
            </table:table-cell>
            <table:table-cell table:style-name="Traducciones_5f_Complicadas.C2" office:value-type="string">
              <text:p text:style-name="Table_20_Contents">SCO ha conseguido que todo el mundo le odie</text:p>
            </table:table-cell>
          </table:table-row>
          <table:table-row>
            <table:table-cell table:style-name="Traducciones_5f_Complicadas.A2" office:value-type="string">
              <text:p text:style-name="Table_20_Contents">43</text:p>
            </table:table-cell>
            <table:table-cell table:style-name="Traducciones_5f_Complicadas.A2" office:value-type="string">
              <text:p text:style-name="Table_20_Contents">“In a cruel irony”</text:p>
            </table:table-cell>
            <table:table-cell table:style-name="Traducciones_5f_Complicadas.C2" office:value-type="string">
              <text:p text:style-name="Table_20_Contents">En una cruel ironía</text:p>
            </table:table-cell>
          </table:table-row>
          <table:table-row>
            <table:table-cell table:style-name="Traducciones_5f_Complicadas.A2" office:value-type="string">
              <text:p text:style-name="Table_20_Contents">44</text:p>
            </table:table-cell>
            <table:table-cell table:style-name="Traducciones_5f_Complicadas.A2" office:value-type="string">
              <text:p text:style-name="Table_20_Contents">“SCO is confused about what is owns and ch challeging SCO to end the “bagueness” of its accusations”</text:p>
            </table:table-cell>
            <table:table-cell table:style-name="Traducciones_5f_Complicadas.C2" office:value-type="string">
              <text:p text:style-name="Table_20_Contents">En la que alegaba que SCO estaba confuso sobre lo que tenía y le pedía.</text:p>
            </table:table-cell>
          </table:table-row>
          <table:table-row>
            <table:table-cell table:style-name="Traducciones_5f_Complicadas.A2" office:value-type="string">
              <text:p text:style-name="Table_20_Contents">45</text:p>
            </table:table-cell>
            <table:table-cell table:style-name="Traducciones_5f_Complicadas.A2" office:value-type="string">
              <text:p text:style-name="Table_20_Contents">“the biggest European distributor of Linux”</text:p>
            </table:table-cell>
            <table:table-cell table:style-name="Traducciones_5f_Complicadas.C2" office:value-type="string">
              <text:p text:style-name="Table_20_Contents">el mayor distribuidor de Europa de Linux</text:p>
            </table:table-cell>
          </table:table-row>
          <table:table-row>
            <table:table-cell table:style-name="Traducciones_5f_Complicadas.A2" office:value-type="string">
              <text:p text:style-name="Table_20_Contents">46</text:p>
            </table:table-cell>
            <table:table-cell table:style-name="Traducciones_5f_Complicadas.A2" office:value-type="string">
              <text:p text:style-name="Table_20_Contents">“In August, Red Hat the world's, did the same in America”</text:p>
            </table:table-cell>
            <table:table-cell table:style-name="Traducciones_5f_Complicadas.C2" office:value-type="string">
              <text:p text:style-name="Table_20_Contents">Lo mismo que hizo Red Hat, el distribuidor más grande del mundo en Estados Unidos.</text:p>
            </table:table-cell>
          </table:table-row>
          <table:table-row>
            <table:table-cell table:style-name="Traducciones_5f_Complicadas.A2" office:value-type="string">
              <text:p text:style-name="Table_20_Contents">48</text:p>
            </table:table-cell>
            <table:table-cell table:style-name="Traducciones_5f_Complicadas.A2" office:value-type="string">
              <text:p text:style-name="Table_20_Contents">“What most bothers the open-<text:soft-page-break/>sourcers is SCO's refusal to reveal which lines of code”</text:p>
            </table:table-cell>
            <table:table-cell table:style-name="Traducciones_5f_Complicadas.C2" office:value-type="string">
              <text:p text:style-name="Table_20_Contents">Lo que más molesta a los partidarios del código abierto es la negación de SCO a revelar que líneas de código.</text:p>
            </table:table-cell>
          </table:table-row>
          <table:table-row>
            <table:table-cell table:style-name="Traducciones_5f_Complicadas.A2" office:value-type="string">
              <text:p text:style-name="Table_20_Contents">51</text:p>
            </table:table-cell>
            <table:table-cell table:style-name="Traducciones_5f_Complicadas.A2" office:value-type="string">
              <text:p text:style-name="Table_20_Contents">“...would be “trivially easy”. The Linux...”</text:p>
            </table:table-cell>
            <table:table-cell table:style-name="Traducciones_5f_Complicadas.C2" office:value-type="string">
              <text:p text:style-name="Table_20_Contents">ya que sólo sería necesario que</text:p>
            </table:table-cell>
          </table:table-row>
          <table:table-row>
            <table:table-cell table:style-name="Traducciones_5f_Complicadas.A2" office:value-type="string">
              <text:p text:style-name="Table_20_Contents">52</text:p>
            </table:table-cell>
            <table:table-cell table:style-name="Traducciones_5f_Complicadas.A2" office:value-type="string">
              <text:p text:style-name="Table_20_Contents">“would simply converge on the code and rewrite it within hours or days”</text:p>
            </table:table-cell>
            <table:table-cell table:style-name="Traducciones_5f_Complicadas.C2" office:value-type="string">
              <text:p text:style-name="Table_20_Contents">se pusiera a arreglar el código en sólo unas horas o uns pocos días</text:p>
            </table:table-cell>
          </table:table-row>
          <table:table-row>
            <table:table-cell table:style-name="Traducciones_5f_Complicadas.A2" office:value-type="string">
              <text:p text:style-name="Table_20_Contents">56</text:p>
            </table:table-cell>
            <table:table-cell table:style-name="Traducciones_5f_Complicadas.A2" office:value-type="string">
              <text:p text:style-name="Table_20_Contents">“but what use would it be for a Linux hacker to see the code but forever shut up about it?”</text:p>
            </table:table-cell>
            <table:table-cell table:style-name="Traducciones_5f_Complicadas.C2" office:value-type="string">
              <text:p text:style-name="Table_20_Contents">¿de qué le serviría a un hacker si luego no podría compartirlo?</text:p>
            </table:table-cell>
          </table:table-row>
          <table:table-row>
            <table:table-cell table:style-name="Traducciones_5f_Complicadas.A2" office:value-type="string">
              <text:p text:style-name="Table_20_Contents">57</text:p>
            </table:table-cell>
            <table:table-cell table:style-name="Traducciones_5f_Complicadas.A2" office:value-type="string">
              <text:p text:style-name="Table_20_Contents">“non-disclosure agreement”</text:p>
            </table:table-cell>
            <table:table-cell table:style-name="Traducciones_5f_Complicadas.C2" office:value-type="string">
              <text:p text:style-name="Table_20_Contents">acuerdo de confidencialidad</text:p>
            </table:table-cell>
          </table:table-row>
          <table:table-row>
            <table:table-cell table:style-name="Traducciones_5f_Complicadas.A2" office:value-type="string">
              <text:p text:style-name="Table_20_Contents">58</text:p>
            </table:table-cell>
            <table:table-cell table:style-name="Traducciones_5f_Complicadas.A2" office:value-type="string">
              <text:p text:style-name="Table_20_Contents">“Mr McBride <text:s/>seemed to give in a bit by showing a few slides”</text:p>
            </table:table-cell>
            <table:table-cell table:style-name="Traducciones_5f_Complicadas.C2" office:value-type="string">
              <text:p text:style-name="Table_20_Contents">Mr McBride parecía que cedía un poco ya que mostró unas transparencias</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1</text:user-defined></text:span></text:p>
          <text:p text:style-name="P2">Última revisión:<text:user-defined text:name="Última Revisión">8-X-07</text:user-defined></text:p>
          <text:p text:style-name="P2">Versión: <text:user-defined text:name="Versión">2.1</text:user-defined></text:p>
          <text:p text:style-name="Footer"><text:span text:style-name="T1">Página </text:span><text:span text:style-name="T1"><text:page-number style:num-format="1" text:select-page="current">7</text:page-number></text:span><text:span text:style-name="T1"> de </text:span><text:span text:style-name="T1"><text:page-count style:num-format="1">7</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Sobre monos y pingüinos</dc:title>
    <dc:description>Trata sobre la lucha entre SCO y Linux</dc:description>
    <dc:subject>Traducción de Textos</dc:subject>
    <meta:keyword>Sobre monos y pingüinos traducción de textos Rosario Plaza rplaza@fi.upm.es</meta:keyword>
    <meta:editing-cycles>1</meta:editing-cycles>
    <meta:editing-duration>PT0S</meta:editing-duration>
    <meta:user-defined meta:name="Autor">Rubén Paje del Pino</meta:user-defined>
    <meta:user-defined meta:name="Versión">2.1</meta:user-defined>
    <meta:user-defined meta:name="Texto">1</meta:user-defined>
    <meta:user-defined meta:name="Última Revisión">8-X-07</meta:user-defined>
    <meta:document-statistic meta:table-count="2" meta:image-count="0" meta:object-count="0" meta:page-count="7" meta:paragraph-count="130" meta:word-count="1968" meta:character-count="11284"/>
  </office:meta>
</office:document-meta>
</file>